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table_5f_documents" style:display-name="table_documents" style:family="table">
      <style:table-properties style:width="17.013cm" fo:margin-left="0cm" table:align="left"/>
    </style:style>
    <style:style style:name="table_5f_documents.A" style:display-name="table_documents.A" style:family="table-column">
      <style:table-column-properties style:column-width="5.503cm"/>
    </style:style>
    <style:style style:name="table_5f_documents.B" style:display-name="table_documents.B" style:family="table-column">
      <style:table-column-properties style:column-width="6.085cm"/>
    </style:style>
    <style:style style:name="table_5f_documents.C" style:display-name="table_documents.C" style:family="table-column">
      <style:table-column-properties style:column-width="5.424cm"/>
    </style:style>
    <style:style style:name="table_5f_documents.A1" style:display-name="table_document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ocuments.C1" style:display-name="table_documents.C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style:min-row-height="0.725cm"/>
    </style:style>
    <style:style style:name="table_5f_documents.A2" style:display-name="table_document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ocuments.B2" style:display-name="table_document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ocuments.C2" style:display-name="table_documents.C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31efa6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31efa6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330d12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11pt" fo:font-weight="bold" officeooo:rsid="00330d12" officeooo:paragraph-rsid="00330d12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18d20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Lato" officeooo:rsid="002018f3" officeooo:paragraph-rsid="002018f3"/>
    </style:style>
    <style:style style:name="P12" style:family="paragraph" style:parent-style-name="Standard">
      <style:text-properties style:font-name="Lato" fo:font-size="15pt" fo:font-weight="bold" officeooo:rsid="00330d12" officeooo:paragraph-rsid="00330d12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Lato" fo:font-size="15pt" fo:font-weight="bold" officeooo:rsid="0031efa6" officeooo:paragraph-rsid="0034be1b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Lato" fo:font-size="15pt" fo:font-weight="bold" officeooo:rsid="0031efa6" officeooo:paragraph-rsid="002018f3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Lato" officeooo:rsid="002bb42f" officeooo:paragraph-rsid="0034be1b"/>
    </style:style>
    <style:style style:name="P16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34be1b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11pt" fo:font-weight="bold" officeooo:rsid="00330d12" officeooo:paragraph-rsid="0034be1b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34be1b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36408a" style:font-size-asian="11pt" style:font-weight-asian="bold" style:font-size-complex="11pt" style:font-weight-complex="bold"/>
    </style:style>
    <style:style style:name="T1" style:family="text">
      <style:text-properties officeooo:rsid="0032823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" text:name="titre_document"/>
        <text:user-field-decl office:value-type="string" office:string-value="" text:name="empreinte_document"/>
        <text:user-field-decl office:value-type="string" office:string-value="" text:name="champ_document"/>
      </text:user-field-decls>
      <text:p text:style-name="P9">Accusé de n<text:span text:style-name="T1">otification</text:span> de mail sécurisé</text:p>
      <text:p text:style-name="P10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11">Dernière mise à jour : <text:user-field-get style:data-style-name="N10071" text:name="date">30/12/1899 00:00:00</text:user-field-get></text:p>
      <text:p text:style-name="P14"/>
      <text:section text:style-name="Sect1" text:name="documents" text:condition="ooow:&quot;nombre_documents&quot; == &quot;0&quot;" text:is-hidden="true">
        <text:p text:style-name="P13">Documents envoyés</text:p>
        <text:p text:style-name="P15"/>
        <table:table table:name="table_documents" table:style-name="table_5f_documents">
          <table:table-column table:style-name="table_5f_documents.A"/>
          <table:table-column table:style-name="table_5f_documents.B"/>
          <table:table-column table:style-name="table_5f_documents.C"/>
          <table:table-row>
            <table:table-cell table:style-name="table_5f_documents.A1" office:value-type="string">
              <text:p text:style-name="P17">Champ</text:p>
            </table:table-cell>
            <table:table-cell table:style-name="table_5f_documents.A1" office:value-type="string">
              <text:p text:style-name="P18">Titre</text:p>
            </table:table-cell>
            <table:table-cell table:style-name="table_5f_documents.C1" office:value-type="string">
              <text:p text:style-name="P18">Empreinte</text:p>
            </table:table-cell>
          </table:table-row>
          <table:table-row table:style-name="table_5f_documents.2">
            <table:table-cell table:style-name="table_5f_documents.A2" office:value-type="string">
              <text:p text:style-name="P18"><text:user-field-get text:name="champ_document"/></text:p>
            </table:table-cell>
            <table:table-cell table:style-name="table_5f_documents.B2" office:value-type="string">
              <text:p text:style-name="P16"><text:user-field-get text:name="titre_document"/><text:user-field-get text:name="titre_document"/></text:p>
            </table:table-cell>
            <table:table-cell table:style-name="table_5f_documents.C2" office:value-type="string">
              <text:p text:style-name="P16"><text:user-field-get text:name="empreinte_document"/></text:p>
            </table:table-cell>
          </table:table-row>
        </table:table>
        <text:p text:style-name="P13"/>
      </text:section>
      <text:p text:style-name="P12">Destinataires</text:p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5">Email</text:p>
          </table:table-cell>
          <table:table-cell table:style-name="table_5f_destinataires.A1" office:value-type="string">
            <text:p text:style-name="P5">Type</text:p>
          </table:table-cell>
          <table:table-cell table:style-name="table_5f_destinataires.A1" office:value-type="string">
            <text:p text:style-name="P5">Date d’envoi</text:p>
          </table:table-cell>
          <table:table-cell table:style-name="table_5f_destinataires.A1" office:value-type="string">
            <text:p text:style-name="P5">Dernier envoi</text:p>
          </table:table-cell>
          <table:table-cell table:style-name="table_5f_destinataires.A1" office:value-type="string">
            <text:p text:style-name="P5">Nombre d’envois</text:p>
          </table:table-cell>
          <table:table-cell table:style-name="table_5f_destinataires.F1" office:value-type="string">
            <text:p text:style-name="P5">Lecture</text:p>
          </table:table-cell>
        </table:table-row>
        <table:table-row>
          <table:table-cell table:style-name="table_5f_destinataires.A2" office:value-type="string">
            <text:p text:style-name="P3"><text:user-field-get text:name="email"/></text:p>
          </table:table-cell>
          <table:table-cell table:style-name="table_5f_destinataires.B2" office:value-type="string">
            <text:p text:style-name="P3"><text:user-field-get text:name="type"/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/></text:p>
          </table:table-cell>
          <table:table-cell table:style-name="table_5f_destinataires.F2" office:value-type="string">
            <text:p text:style-name="P3"><text:user-field-get text:name="lecture"/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2-26T15:03:01.648206851</dc:date>
    <meta:editing-duration>PT6H5M4S</meta:editing-duration>
    <meta:editing-cycles>18</meta:editing-cycles>
    <meta:generator>LibreOffice/7.3.7.2$Linux_X86_64 LibreOffice_project/30$Build-2</meta:generator>
    <meta:document-statistic meta:table-count="2" meta:image-count="0" meta:object-count="0" meta:page-count="1" meta:paragraph-count="23" meta:word-count="37" meta:character-count="254" meta:non-whitespace-character-count="233"/>
  </office:meta>
</office:document-meta>
</file>